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.1866in" style:auto-text-indent="false" style:page-number="auto" fo:background-color="transparent"/>
      <style:text-properties fo:font-size="8pt" style:font-size-asian="8pt" style:font-size-complex="8pt"/>
    </style:style>
    <style:style style:name="P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.1866in" style:auto-text-indent="false" fo:background-color="transparent"/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спомните из лекции, что мы можем создать HTML-форму с помощью тега &lt;form&gt; и можем добавить теги &lt;input&gt; для создания полей ввода для этой формы. Позже в этом курсе мы увидим, как писать веб-приложения, которые могут принимать данные формы в качестве входных. Для этого проекта мы напишем формы, которые будут отправлять данные на существующий веб-сервер: в данном случае на сервер Google.</text:p>
      <text:p text:style-name="P2"/>
      <text:p text:style-name="P2">Когда вы выполняете поиск в Google, например, вводя запрос на главной странице Google и нажимая кнопку «Поиск в Google», как этот запрос работает? Попробуем выяснить.</text:p>
      <text:p text:style-name="P2"/>
      <text:p text:style-name="P2">Перейдите на https://www.google.com/, введите запрос, например «Гарвард», в поле поиска и нажмите кнопку «Поиск в Google».</text:p>
      <text:p text:style-name="P2"/>
      <text:p text:style-name="P2">Как вы, вероятно, ожидали, вы должны увидеть результаты поиска Google по запросу «Гарвард». Но теперь взгляните на URL-адрес. Он должен начинаться с https://www.google.com/search, маршрута на веб-сайте Google, по которому можно выполнять поиск. Но после маршрута стоит знак?, За которым следует некоторая дополнительная информация.</text:p>
      <text:p text:style-name="P2"/>
      <text:p text:style-name="P2">Эта дополнительная информация в URL-адресе называется строкой запроса. Строка запроса состоит из последовательности параметров GET, где каждый параметр имеет имя и значение. Строки запроса обычно форматируются как</text:p>
      <text:p text:style-name="P2"/>
      <text:p text:style-name="P2">поле1 = значение1 &amp; поле2 = значение2 &amp; поле3 = значение3 ...</text:p>
      <text:p text:style-name="P2">где знак = отделяет имя параметра от его значения, а символ &amp; отделяет параметры друг от друга. Эти параметры позволяют формам отправлять информацию на веб-сервер путем кодирования данных формы в URL-адресе.</text:p>
      <text:p text:style-name="P2"/>
      <text:p text:style-name="P2">Взгляните на URL-адрес своей страницы результатов поиска Google. Кажется, Google использует довольно много параметров. Просмотрите URL-адрес (может быть полезно скопировать / вставить его в текстовый редактор) и посмотрите, сможете ли вы найти какое-либо упоминание о «Гарварде», нашем запросе.</text:p>
      <text:p text:style-name="P2"/>
      <text:p text:style-name="P2">Если вы просмотрите URL-адрес, вы должны увидеть, что один из параметров GET в URL-адресе - q = Harvard. Это говорит о том, что имя параметра, соответствующего поиску Google, - q (вероятно, сокращение от «запрос»).</text:p>
      <text:p text:style-name="P2"/>
      <text:p text:style-name="P2">Оказывается, в то время как другие параметры предоставляют Google полезные данные, для выполнения поиска требуется только параметр q. Вы можете проверить это сами, посетив https://www.google.com/search?q=Harvard, удалив все остальные параметры. Вы должны увидеть те же результаты Google!</text:p>
      <text:p text:style-name="P2"/>
      <text:p text:style-name="P2">Используя эту информацию, мы действительно можем повторно реализовать интерфейс для главной страницы Google. Вставьте приведенное ниже в HTML-файл с именем index.html и откройте его в браузере.</text:p>
      <text:p text:style-name="P2">:</text:p>
      <text:p text:style-name="P2">Когда вы откроете эту страницу в браузере, вы должны увидеть (очень простую) HTML-форму. Введите поисковый запрос, например «Гарвард», и нажмите «Поиск в Google», и вы попадете на страницу результатов поиска Google!</text:p>
      <text:p text:style-name="P2"/>
      <text:p text:style-name="P2">Как это работало? В этом случае атрибут действия в форме сообщил браузеру, что при отправке формы данные должны быть отправлены на https://google.com/search. И путем добавления поля ввода в форму, атрибут name которой был q, независимо от того, что пользователь вводит в это поле ввода, включается в качестве параметра GET в URL-адрес.</text:p>
      <text:p text:style-name="P2"/>
      <text:p text:style-name="P2">Ваша задача в этом проекте - расширить этот сайт, создав свой собственный интерфейс для поиска Google, например, исследуя интерфейс Google, чтобы определить, какие параметры GET он ожидает, и добавить необходимые HTML и CSS на свой сайт.</text:p>
      <text:p text:style-name="P2">Начиная</text:p>
      <text:p text:style-name="P2">Загрузите код распространения с https://cdn.cs50.net/web/2020/spring/projects/0/search.zip и разархивируйте его.</text:p>
      <text:p text:style-name="P2">Технические характеристики</text:p>
      <text:p text:style-name="P2">Ваш веб-сайт должен соответствовать следующим требованиям.</text:p>
      <text:p text:style-name="P2"/>
      <text:p text:style-name="P2">Страницы. На вашем веб-сайте должно быть не менее трех страниц: одна для поиска Google, одна для поиска картинок Google и одна для расширенного поиска Google.</text:p>
      <text:p text:style-name="P2">На странице поиска Google в правом верхнем углу должны быть ссылки для перехода к поиску изображений или расширенному поиску. На каждой из двух других страниц должна быть ссылка в правом верхнем углу для возврата в поиск Google.</text:p>
      <text:p text:style-name="P2">Текст запроса. На странице поиска Google пользователь должен иметь возможность ввести запрос, нажать «Поиск в Google» и перейти к результатам поиска Google для этой страницы.</text:p>
      <text:p text:style-name="P2">Как и в Google, панель поиска должна располагаться по центру с закругленными углами. Кнопка поиска также должна быть по центру и должна находиться под панелью поиска.</text:p>
      <text:p text:style-name="P2">Запросить изображения. На странице поиска картинок Google пользователь должен иметь возможность ввести запрос, нажать кнопку поиска и перейти к результатам поиска картинок Google для этой страницы.</text:p>
      <text:p text:style-name="P2">Расширенный запрос. На странице расширенного поиска Google пользователь должен иметь возможность вводить данные для следующих четырех полей (взятых из собственных параметров расширенного поиска Google)</text:p>
      <text:p text:style-name="P2">Найдите страницы с… «всеми этими словами:»</text:p>
      <text:p text:style-name="P2">Найдите страницы с… «это точное слово или фразу:»</text:p>
      <text:p text:style-name="P2">Найдите страницы с… «любым из этих слов:»</text:p>
      <text:p text:style-name="P2">Найдите страницы с… «ни одного из этих слов:»</text:p>
      <text:p text:style-name="P2">Внешность. Как и собственная страница расширенного поиска Google, четыре варианта должны быть расположены вертикально, а все текстовые поля должны быть выровнены по левому краю.</text:p>
      <text:p text:style-name="P2">В соответствии с собственным CSS Google, кнопка «Расширенный поиск» должна быть синей с белым текстом. При нажатии кнопки «Расширенный поиск» пользователь должен перейти на страницу результатов поиска по заданному запросу.</text:p>
      <text:p text:style-name="P2">Счастливчик. Добавьте кнопку «Мне повезет» на главную страницу поиска Google. В соответствии с собственным <text:soft-page-break/>поведением Google, нажатие на эту ссылку должно направлять пользователей непосредственно к первому результату поиска Google по запросу, минуя обычную страницу результатов.</text:p>
      <text:p text:style-name="P2">Эстетика. Создаваемый вами CSS должен максимально соответствовать эстетике Google.</text:p>
      <text:p text:style-name="P2">Подсказки</text:p>
      <text:p text:style-name="P2">Чтобы определить, какими должны быть имена параметров, вы можете поэкспериментировать с поиском в Google и просмотром полученного URL. Также может быть полезно открыть инспектор «Сеть» (доступный в Google Chrome, выбрав «Просмотр» -&gt; «Разработчик» -&gt; «Инструменты разработчика»), чтобы просмотреть подробную информацию о запросах, которые ваш браузер отправляет в Google.</text:p>
      <text:p text:style-name="P2">Любой элемент &lt;input&gt; (будь то текст, отправка, число или что-то еще) может иметь атрибуты имени и значения, которые станут параметрами GET при отправке формы.</text:p>
      <text:p text:style-name="P2">Вы также можете найти ответы на эти вопросы в собственном HTML-коде Google. В большинстве браузеров вы можете щелкнуть страницу, удерживая клавишу Control, или щелкнуть правой кнопкой мыши и выбрать «Просмотреть исходный код страницы», чтобы просмотреть базовый HTML-код страницы.</text:p>
      <text:p text:style-name="P2">Чтобы включить поле ввода в форму, которую пользователи не могут видеть или изменять, вы можете использовать «скрытое» поле ввода.</text:p>
      <text:p text:style-name="P2">Как отправить</text:p>
      <text:p text:style-name="P2">Подожди! Если вы уже отправили и получили проходную оценку по предыдущей версии Проекта 0 (Домашняя страница), пожалуйста, остановитесь здесь. Вы уже получили эквивалентный балл по этому проекту, и вам не следует отправлять это задание, поскольку оно не повлияет на ваш прогресс в курсе и, следовательно, только замедлит наших оценщиков!</text:p>
      <text:p text:style-name="P2"/>
      <text:p text:style-name="P2">Перейдите по этой ссылке, войдите в свою учетную запись GitHub и нажмите «Авторизовать cs50». Затем установите флажок, указывающий, что вы хотите предоставить сотрудникам курса доступ к своим материалам, и нажмите Присоединиться к курсу.</text:p>
      <text:p text:style-name="P2">Установите Git и, при желании, установите submit50.</text:p>
      <text:p text:style-name="P2">Когда вы отправляете свой проект, содержимое вашей ветки web50 / projects / 2020 / x / search должно соответствовать файловой структуре распакованного кода распространения, как это было первоначально получено. То есть ваши файлы не должны быть вложены в какие-либо другие каталоги, созданные вами (например, search или project0). В вашей ветке также не должно быть кода из других проектов, только этого. Несоблюдение этой файловой структуры, скорее всего, приведет к отклонению вашей заявки.</text:p>
      <text:p text:style-name="P2"/>
      <text:p text:style-name="P2">Например, для этого проекта это означает, что если оценивающий персонал посещает https://github.com/me50/USERNAME/blob/web50/projects/2020/x/search/index.html (где USERNAME - ваш собственный GitHub имя пользователя, указанное в форме ниже), ваша заявка на index.html для этого проекта должна быть такой, как появляется. Если этого не произошло, реорганизуйте свой репозиторий, чтобы он соответствовал этой парадигме.</text:p>
      <text:p text:style-name="P2"/>
      <text:p text:style-name="P2">Если вы установили submit50, выполните</text:p>
      <text:p text:style-name="P2">submit50 web50/projects/2020/x/search</text:p>
      <text:p text:style-name="P2">В противном случае, используя Git, переместите свою работу на https://github.com/me50/USERNAME.git, где USERNAME - ваше имя пользователя GitHub, в ветку с именем web50 / projects / 2020 / x / search.</text:p>
      <text:p text:style-name="P2"/>
      <text:p text:style-name="P2">Запишите скринкаст продолжительностью не более 5 минут, в котором вы продемонстрируете функциональность своего проекта. Панель URL-адреса должна оставаться видимой на протяжении всей демонстрации проекта. Убедитесь, что каждый элемент спецификации, приведенной выше, демонстрируется в вашем видео. В этом видео нет необходимости показывать ваш код, просто ваше приложение в действии; мы рассмотрим ваш код на GitHub. Загрузите это видео на YouTube (как частное или общедоступное, но не частное) или в другое место. В описании вашего видео вы должны указать время, в котором ваше видео демонстрирует каждый из семи (7) элементов спецификации. Это не обязательно, видео без временных меток в описании будут автоматически отклонены.</text:p>
      <text:p text:style-name="P2">Отправьте эту форму.</text:p>
      <text:p text:style-name="P2">Затем вы можете перейти на https://cs50.me/cs50w, чтобы увидеть свой текущий прогресс!</text:p>
      <text:p text:style-name="P2"/>
      <text:p text:style-name="P2">ВАЖНОЕ примечание относительно вашей успеваемости на cs50.me/cs50w! Вскоре после начала каждого календарного года (по нашим оценкам, в течение недели с 11 января 2021 года) мы обычно обновляем все наши журналы успеваемости. Вся ваша работа с 2020 года будет сохранена и будет перенесена на будущее, но ваш журнал успеваемости может временно отображаться пустым или недоступным до тех пор, пока вы не отправите работу в 2021 году, которая была оценена и возвращена вам CS50 Bot. Так что не пугайтесь!</text:p>
      <text:p text:style-name="P2"/>
      <text:p text:style-name="P2">Если вы завершите CS50W в последние дни декабря 2020 года, очень важно запросить бесплатный сертификат CS50 до того, как произойдет сброс журнала оценок, поэтому не откладывайте! (На проверенные сертификаты это не влияет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008in" fo:margin-right="0.41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1-03-23T19:44:21.531374023</meta:print-date>
    <dc:date>2021-03-23T19:52:00.591736780</dc:date>
    <meta:editing-duration>PT8M55S</meta:editing-duration>
    <meta:editing-cycles>1</meta:editing-cycles>
    <meta:document-statistic meta:table-count="0" meta:image-count="0" meta:object-count="0" meta:page-count="2" meta:paragraph-count="52" meta:word-count="1375" meta:character-count="9852" meta:non-whitespace-character-count="8529"/>
    <meta:generator>LibreOffice/6.1.5.2$Linux_X86_64 LibreOffice_project/10$Build-2</meta:generator>
  </office:meta>
</office:document-meta>
</file>